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TestCaller.getRespons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pTestCaller.setTestCaseFields( TestCase theTest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spTestCaller.JspTestCaller( JspImplicitObjects th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